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fill="none" draw:textarea-vertical-align="middle"/>
      <style:paragraph-properties style:writing-mode="lr-tb"/>
    </style:style>
    <style:style style:name="gr4" style:family="graphic" style:parent-style-name="objectwithoutfill">
      <style:graphic-properties svg:stroke-color="#ff3838"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4.81cm" svg:y1="6.08cm" svg:x2="4.81cm" svg:y2="15.922cm">
          <text:p text:style-name="P1">Coin A</text:p>
        </draw:line>
        <draw:line draw:style-name="gr2" draw:text-style-name="P2" draw:layer="layout" svg:x1="3.222cm" svg:y1="14.335cm" svg:x2="20.367cm" svg:y2="14.335cm">
          <text:p/>
        </draw:line>
        <draw:connector draw:style-name="gr3" draw:text-style-name="P2" xml:id="id1" draw:id="id1" draw:layer="layout" draw:type="curve" draw:line-skew="5.053cm" svg:x1="5.393cm" svg:y1="13.699cm" svg:x2="21.32cm" svg:y2="5.762cm" svg:d="M5393 13699c19525 0 11562-7937 15927-7937" svg:viewBox="0 0 15928 7938">
          <text:p><text:s text:c="51"/><text:s text:c="29"/>Coin A</text:p>
        </draw:connector>
        <draw:connector draw:style-name="gr4" draw:text-style-name="P2" draw:layer="layout" draw:type="curve" draw:line-skew="8.584cm 0.747cm" svg:x1="5.393cm" svg:y1="13.699cm" svg:x2="21.32cm" svg:y2="5.762cm" draw:start-shape="id1" draw:start-glue-point="2" draw:end-shape="id1" draw:end-glue-point="3" svg:d="M5393 13699c12012 0 10009-3883 10988-5804s4939-1877 4939-2133" svg:viewBox="0 0 15928 7938">
          <text:p text:style-name="P1">Coin B</text:p>
        </draw:connector>
        <draw:frame draw:style-name="gr5" draw:text-style-name="P3" draw:layer="layout" svg:width="0.502cm" svg:height="1.187cm" svg:x="18.78cm" svg:y="11.477cm">
          <draw:text-box>
            <text:p/>
          </draw:text-box>
        </draw:frame>
        <draw:frame draw:style-name="gr5" draw:text-style-name="P3" draw:layer="layout" svg:width="6.594cm" svg:height="0.962cm" svg:x="9.255cm" svg:y="15.284cm">
          <draw:text-box>
            <text:p>Rate of Coin Creation</text:p>
          </draw:text-box>
        </draw:frame>
        <draw:frame draw:style-name="gr6" draw:text-style-name="P3" draw:layer="layout" svg:width="0.989cm" svg:height="4.517cm" svg:x="3.186cm" svg:y="7.985cm">
          <draw:text-box>
            <text:p>Dema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81d41a" draw:marker-start-width="0.432cm" draw:marker-end-width="0.43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22:06:19.125815624</meta:creation-date>
    <dc:date>2022-05-14T22:23:32.025733021</dc:date>
    <meta:editing-duration>PT6M37S</meta:editing-duration>
    <meta:editing-cycles>6</meta:editing-cycles>
    <meta:generator>LibreOffice/7.3.2.2$Linux_X86_64 LibreOffice_project/30$Build-2</meta:generator>
    <meta:document-statistic meta:object-count="7"/>
  </office:meta>
</office:document-meta>
</file>